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14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Insatisfaisant" style:data-style-name="N1">
      <style:table-cell-properties fo:background-color="#FFC7CE"/>
      <style:text-properties fo:color="#9C0006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Calcu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15" style:family="table-cell" style:parent-style-name="Calcul" style:data-style-name="N14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37">
      <style:table-cell-properties fo:border-top="none" fo:border-bottom="thin solid #000000" fo:border-left="none" fo:border-right="thin solid #000000"/>
    </style:style>
    <style:style style:name="ce20" style:family="table-cell" style:parent-style-name="Calcul" style:data-style-name="N1">
      <style:table-cell-properties fo:border="none" fo:background-color="#F2F2F2"/>
      <style:text-properties fo:color="#FA7D0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CE4D6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38">
      <style:table-cell-properties style:vertical-align="middle" fo:wrap-option="wrap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38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5" style:family="table-cell" style:parent-style-name="Calcul" style:data-style-name="N1">
      <style:table-cell-properties fo:border-top="none" fo:border-bottom="thin solid #000000" fo:border-left="none" fo:border-right="none" fo:background-color="#F2F2F2"/>
      <style:text-properties fo:color="#FA7D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Calcul" style:data-style-name="N0">
      <style:table-cell-properties fo:border-top="thin solid #7F7F7F" fo:border-bottom="thin solid #000000" fo:border-left="thin solid #7F7F7F" fo:border-right="thin solid #7F7F7F" fo:background-color="#F2F2F2"/>
      <style:text-properties fo:color="#FA7D00" fo:font-weight="bold" style:font-weight-asian="bold" style:font-weight-complex="bold"/>
    </style:style>
    <style:style style:name="ce29" style:family="table-cell" style:parent-style-name="Calcul" style:data-style-name="N14">
      <style:table-cell-properties fo:border-top="thin solid #7F7F7F" fo:border-bottom="thin solid #000000" fo:border-left="thin solid #7F7F7F" fo:border-right="thin solid #7F7F7F" fo:background-color="#F2F2F2"/>
      <style:text-properties fo:color="#FA7D00" fo:font-weight="bold" style:font-weight-asian="bold" style:font-weight-complex="bold"/>
    </style:style>
    <style:style style:name="ce30" style:family="table-cell" style:parent-style-name="Default" style:data-style-name="N1"/>
    <style:style style:name="ce31" style:family="table-cell" style:parent-style-name="Default" style:data-style-name="N14"/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Segoe UI Symbol" style:font-name-asian="Segoe UI Symbol" style:font-name-complex="Segoe UI 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3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5" table:number-rows-spanned="1" table:style-name="ce32">
            <text:p>Precalculus</text:p>
          </table:table-cell>
          <table:covered-table-cell table:number-columns-repeated="4"/>
          <table:table-cell office:value-type="string" table:number-columns-spanned="4" table:number-rows-spanned="1" table:style-name="ce33">
            <text:p>Verification</text:p>
          </table:table-cell>
          <table:covered-table-cell table:number-columns-repeated="3"/>
          <table:table-cell table:style-name="ce2"/>
          <table:table-cell office:value-type="string" table:number-columns-spanned="3" table:number-rows-spanned="1" table:style-name="ce34">
            <text:p>Constants</text:p>
          </table:table-cell>
          <table:covered-table-cell table:number-columns-repeated="2"/>
          <table:table-cell table:number-columns-repeated="16371" table:style-name="ce2"/>
        </table:table-row>
        <table:table-row table:style-name="ro1">
          <table:table-cell office:value-type="string" table:style-name="ce3">
            <text:p>Octave</text:p>
          </table:table-cell>
          <table:table-cell office:value-type="string" table:style-name="ce4">
            <text:p>Note</text:p>
          </table:table-cell>
          <table:table-cell office:value-type="string" table:style-name="ce4">
            <text:p>Frequency</text:p>
          </table:table-cell>
          <table:table-cell office:value-type="string" table:style-name="ce5">
            <text:p>NB Inner loop</text:p>
          </table:table-cell>
          <table:table-cell office:value-type="string" table:style-name="ce6">
            <text:p>Index</text:p>
          </table:table-cell>
          <table:table-cell office:value-type="string" table:style-name="ce2">
            <text:p>NB Samples mesured</text:p>
          </table:table-cell>
          <table:table-cell office:value-type="string" table:style-name="ce2">
            <text:p>Frequency</text:p>
          </table:table-cell>
          <table:table-cell office:value-type="string" table:style-name="ce7">
            <text:p>Delta</text:p>
          </table:table-cell>
          <table:table-cell office:value-type="string" table:style-name="ce8">
            <text:p>Sampling Rate</text:p>
          </table:table-cell>
          <table:table-cell table:style-name="ce2"/>
          <table:table-cell office:value-type="string" table:style-name="ce9">
            <text:p>NOP loop</text:p>
          </table:table-cell>
          <table:table-cell office:value-type="string" table:style-name="ce2">
            <text:p>Half period loop</text:p>
          </table:table-cell>
          <table:table-cell office:value-type="string" table:style-name="ce8">
            <text:p>6502 Frequency</text:p>
          </table:table-cell>
          <table:table-cell table:number-columns-repeated="16371" table:style-name="ce2"/>
        </table:table-row>
        <table:table-row table:style-name="ro2">
          <table:table-cell office:value-type="float" office:value="3" table:number-columns-spanned="1" table:number-rows-spanned="12" table:style-name="ce35">
            <text:p>3</text:p>
          </table:table-cell>
          <table:table-cell office:value-type="string" table:style-name="ce10">
            <text:p>do<text:span text:style-name="T1"><text:s/>ou<text:s/></text:span>si<text:span text:style-name="T3">♯</text:span></text:p>
          </table:table-cell>
          <table:table-cell office:value-type="float" office:value="130.815" table:formula="of:=[.C15]/2" table:style-name="ce11">
            <text:p>130,82 Hz</text:p>
          </table:table-cell>
          <table:table-cell office:value-type="float" office:value="299.23861942437793" table:formula="of:=((1/([.C3]*2)*[.M$3])-[.L$3])/[.K$3]" table:style-name="ce12">
            <text:p>299</text:p>
          </table:table-cell>
          <table:table-cell table:style-name="ce13"/>
          <table:table-cell table:style-name="ce1"/>
          <table:table-cell office:value-type="float" office:value="0" table:formula="of:=([.I$3]/[.F3])" table:style-name="ce14">
            <text:p>#DIV/0!</text:p>
          </table:table-cell>
          <table:table-cell office:value-type="percentage" office:value="0" table:formula="of:=([.G3]-[.C3])/[.C3]" table:style-name="ce15">
            <text:p>#DIV/0!</text:p>
          </table:table-cell>
          <table:table-cell office:value-type="float" office:value="384000" table:style-name="ce16">
            <text:p>384000 Hz</text:p>
          </table:table-cell>
          <table:table-cell table:style-name="ce1"/>
          <table:table-cell office:value-type="float" office:value="13" table:style-name="ce17">
            <text:p>13 cycles</text:p>
          </table:table-cell>
          <table:table-cell office:value-type="float" office:value="20" table:style-name="ce18">
            <text:p>20 cycles</text:p>
          </table:table-cell>
          <table:table-cell office:value-type="float" office:value="1022999.9999999999" table:formula="of:=1.023*1000000" table:style-name="ce19">
            <text:p>1023000 Hz</text:p>
          </table:table-cell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do<text:span text:style-name="T3">♯</text:span><text:span text:style-name="T1"><text:s/>ou<text:s/></text:span>ré<text:span text:style-name="T3">♭</text:span></text:p>
          </table:table-cell>
          <table:table-cell office:value-type="float" office:value="138.59" table:formula="of:=[.C16]/2" table:style-name="ce11">
            <text:p>138,59 Hz</text:p>
          </table:table-cell>
          <table:table-cell office:value-type="float" office:value="282.36480598555778" table:formula="of:=((1/([.C4]*2)*[.M$3])-[.L$3])/[.K$3]" table:style-name="ce12">
            <text:p>282</text:p>
          </table:table-cell>
          <table:table-cell table:style-name="ce13"/>
          <table:table-cell table:style-name="ce1"/>
          <table:table-cell office:value-type="float" office:value="0" table:formula="of:=([.I$3]/[.F4])" table:style-name="ce14">
            <text:p>#DIV/0!</text:p>
          </table:table-cell>
          <table:table-cell office:value-type="percentage" office:value="0" table:formula="of:=([.G4]-[.C4])/[.C4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1">
          <table:covered-table-cell/>
          <table:table-cell office:value-type="string" table:style-name="ce10">
            <text:p>ré</text:p>
          </table:table-cell>
          <table:table-cell office:value-type="float" office:value="146.83000000000001" table:formula="of:=[.C17]/2" table:style-name="ce11">
            <text:p>146,83 Hz</text:p>
          </table:table-cell>
          <table:table-cell office:value-type="float" office:value="266.43234719377193" table:formula="of:=((1/([.C5]*2)*[.M$3])-[.L$3])/[.K$3]" table:style-name="ce12">
            <text:p>266</text:p>
          </table:table-cell>
          <table:table-cell table:style-name="ce13"/>
          <table:table-cell table:style-name="ce1"/>
          <table:table-cell office:value-type="float" office:value="0" table:formula="of:=([.I$3]/[.F5])" table:style-name="ce14">
            <text:p>#DIV/0!</text:p>
          </table:table-cell>
          <table:table-cell office:value-type="percentage" office:value="0" table:formula="of:=([.G5]-[.C5])/[.C5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ré<text:span text:style-name="T3">♯</text:span><text:span text:style-name="T1"><text:s/>ou<text:s/></text:span>mi<text:span text:style-name="T3">♭</text:span></text:p>
          </table:table-cell>
          <table:table-cell office:value-type="float" office:value="155.565" table:formula="of:=[.C18]/2" table:style-name="ce11">
            <text:p>155,57 Hz</text:p>
          </table:table-cell>
          <table:table-cell office:value-type="float" office:value="251.38574278869331" table:formula="of:=((1/([.C6]*2)*[.M$3])-[.L$3])/[.K$3]" table:style-name="ce20">
            <text:p>251</text:p>
          </table:table-cell>
          <table:table-cell office:value-type="float" office:value="0" table:style-name="ce13">
            <text:p>0</text:p>
          </table:table-cell>
          <table:table-cell office:value-type="float" office:value="2476" table:style-name="ce1">
            <text:p>2476</text:p>
          </table:table-cell>
          <table:table-cell office:value-type="float" office:value="155.08885298869143" table:formula="of:=([.I$3]/[.F6])" table:style-name="ce14">
            <text:p>155,088853</text:p>
          </table:table-cell>
          <table:table-cell office:value-type="percentage" office:value="-3.0607592408868917E-3" table:formula="of:=([.G6]-[.C6])/[.C6]" table:style-name="ce15">
            <text:p>-0,31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mi<text:span text:style-name="T1"><text:s/>ou<text:s/></text:span>fa<text:span text:style-name="T3">♭</text:span></text:p>
          </table:table-cell>
          <table:table-cell office:value-type="float" office:value="164.815" table:formula="of:=[.C19]/2" table:style-name="ce11">
            <text:p>164,82 Hz</text:p>
          </table:table-cell>
          <table:table-cell office:value-type="float" office:value="237.19074300089372" table:formula="of:=((1/([.C7]*2)*[.M$3])-[.L$3])/[.K$3]" table:style-name="ce20">
            <text:p>237</text:p>
          </table:table-cell>
          <table:table-cell office:value-type="float" office:value="1" table:style-name="ce13">
            <text:p>1</text:p>
          </table:table-cell>
          <table:table-cell table:style-name="ce1"/>
          <table:table-cell office:value-type="float" office:value="0" table:formula="of:=([.I$3]/[.F7])" table:style-name="ce14">
            <text:p>#DIV/0!</text:p>
          </table:table-cell>
          <table:table-cell office:value-type="percentage" office:value="0" table:formula="of:=([.G7]-[.C7])/[.C7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fa<text:span text:style-name="T1"><text:s/>ou<text:s/></text:span>mi<text:span text:style-name="T3">♯</text:span></text:p>
          </table:table-cell>
          <table:table-cell office:value-type="float" office:value="174.61500000000001" table:formula="of:=[.C20]/2" table:style-name="ce11">
            <text:p>174,62 Hz</text:p>
          </table:table-cell>
          <table:table-cell office:value-type="float" office:value="223.79243126086178" table:formula="of:=((1/([.C8]*2)*[.M$3])-[.L$3])/[.K$3]" table:style-name="ce20">
            <text:p>224</text:p>
          </table:table-cell>
          <table:table-cell office:value-type="float" office:value="2" table:style-name="ce13">
            <text:p>2</text:p>
          </table:table-cell>
          <table:table-cell office:value-type="float" office:value="2214" table:style-name="ce1">
            <text:p>2214</text:p>
          </table:table-cell>
          <table:table-cell office:value-type="float" office:value="173.44173441734418" table:formula="of:=([.I$3]/[.F8])" table:style-name="ce14">
            <text:p>173,4417344</text:p>
          </table:table-cell>
          <table:table-cell office:value-type="percentage" office:value="-6.7191569032203991E-3" table:formula="of:=([.G8]-[.C8])/[.C8]" table:style-name="ce15">
            <text:p>-0,67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fa<text:span text:style-name="T3">♯</text:span><text:span text:style-name="T1"><text:s/>ou<text:s/></text:span>sol<text:span text:style-name="T3">♭</text:span></text:p>
          </table:table-cell>
          <table:table-cell office:value-type="float" office:value="184.995" table:formula="of:=[.C21]/2" table:style-name="ce11">
            <text:p>185,00 Hz</text:p>
          </table:table-cell>
          <table:table-cell office:value-type="float" office:value="211.14919945861323" table:formula="of:=((1/([.C9]*2)*[.M$3])-[.L$3])/[.K$3]" table:style-name="ce20">
            <text:p>211</text:p>
          </table:table-cell>
          <table:table-cell office:value-type="float" office:value="3" table:style-name="ce13">
            <text:p>3</text:p>
          </table:table-cell>
          <table:table-cell table:style-name="ce1"/>
          <table:table-cell office:value-type="float" office:value="0" table:formula="of:=([.I$3]/[.F9])" table:style-name="ce14">
            <text:p>#DIV/0!</text:p>
          </table:table-cell>
          <table:table-cell office:value-type="percentage" office:value="0" table:formula="of:=([.G9]-[.C9])/[.C9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1">
          <table:covered-table-cell/>
          <table:table-cell office:value-type="string" table:style-name="ce10">
            <text:p>sol</text:p>
          </table:table-cell>
          <table:table-cell office:value-type="float" office:value="196" table:formula="of:=[.C22]/2" table:style-name="ce11">
            <text:p>196,00 Hz</text:p>
          </table:table-cell>
          <table:table-cell office:value-type="float" office:value="199.20722135007844" table:formula="of:=((1/([.C10]*2)*[.M$3])-[.L$3])/[.K$3]" table:style-name="ce20">
            <text:p>199</text:p>
          </table:table-cell>
          <table:table-cell office:value-type="float" office:value="4" table:style-name="ce13">
            <text:p>4</text:p>
          </table:table-cell>
          <table:table-cell table:style-name="ce1"/>
          <table:table-cell office:value-type="float" office:value="0" table:formula="of:=([.I$3]/[.F10])" table:style-name="ce14">
            <text:p>#DIV/0!</text:p>
          </table:table-cell>
          <table:table-cell office:value-type="percentage" office:value="0" table:formula="of:=([.G10]-[.C10])/[.C10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sol<text:span text:style-name="T3">♯</text:span><text:span text:style-name="T1"><text:s/>ou<text:s/></text:span>la<text:span text:style-name="T3">♭</text:span></text:p>
          </table:table-cell>
          <table:table-cell office:value-type="float" office:value="207.65" table:formula="of:=[.C23]/2" table:style-name="ce11">
            <text:p>207,65 Hz</text:p>
          </table:table-cell>
          <table:table-cell office:value-type="float" office:value="187.94458130359888" table:formula="of:=((1/([.C11]*2)*[.M$3])-[.L$3])/[.K$3]" table:style-name="ce20">
            <text:p>188</text:p>
          </table:table-cell>
          <table:table-cell office:value-type="float" office:value="5" table:style-name="ce13">
            <text:p>5</text:p>
          </table:table-cell>
          <table:table-cell table:style-name="ce1"/>
          <table:table-cell office:value-type="float" office:value="0" table:formula="of:=([.I$3]/[.F11])" table:style-name="ce14">
            <text:p>#DIV/0!</text:p>
          </table:table-cell>
          <table:table-cell office:value-type="percentage" office:value="0" table:formula="of:=([.G11]-[.C11])/[.C11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1">
          <table:covered-table-cell/>
          <table:table-cell office:value-type="string" table:style-name="ce10">
            <text:p>la</text:p>
          </table:table-cell>
          <table:table-cell office:value-type="float" office:value="220" table:formula="of:=[.C24]/2" table:style-name="ce11">
            <text:p>220,00 Hz</text:p>
          </table:table-cell>
          <table:table-cell office:value-type="float" office:value="177.30769230769226" table:formula="of:=((1/([.C12]*2)*[.M$3])-[.L$3])/[.K$3]" table:style-name="ce20">
            <text:p>177</text:p>
          </table:table-cell>
          <table:table-cell office:value-type="float" office:value="6" table:style-name="ce13">
            <text:p>6</text:p>
          </table:table-cell>
          <table:table-cell table:style-name="ce1"/>
          <table:table-cell office:value-type="float" office:value="0" table:formula="of:=([.I$3]/[.F12])" table:style-name="ce14">
            <text:p>#DIV/0!</text:p>
          </table:table-cell>
          <table:table-cell office:value-type="percentage" office:value="0" table:formula="of:=([.G12]-[.C12])/[.C12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la<text:span text:style-name="T3">♯</text:span><text:span text:style-name="T1"><text:s/>ou<text:s/></text:span>si<text:span text:style-name="T3">♭</text:span></text:p>
          </table:table-cell>
          <table:table-cell office:value-type="float" office:value="233.08" table:formula="of:=[.C25]/2" table:style-name="ce11">
            <text:p>233,08 Hz</text:p>
          </table:table-cell>
          <table:table-cell office:value-type="float" office:value="167.27119113939085" table:formula="of:=((1/([.C13]*2)*[.M$3])-[.L$3])/[.K$3]" table:style-name="ce20">
            <text:p>167</text:p>
          </table:table-cell>
          <table:table-cell office:value-type="float" office:value="7" table:style-name="ce13">
            <text:p>7</text:p>
          </table:table-cell>
          <table:table-cell table:style-name="ce1"/>
          <table:table-cell office:value-type="float" office:value="0" table:formula="of:=([.I$3]/[.F13])" table:style-name="ce14">
            <text:p>#DIV/0!</text:p>
          </table:table-cell>
          <table:table-cell office:value-type="percentage" office:value="0" table:formula="of:=([.G13]-[.C13])/[.C13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si<text:span text:style-name="T1"><text:s/>ou<text:s/></text:span>do<text:span text:style-name="T3">♭</text:span></text:p>
          </table:table-cell>
          <table:table-cell office:value-type="float" office:value="246.94" table:formula="of:=[.C26]/2" table:style-name="ce11">
            <text:p>246,94 Hz</text:p>
          </table:table-cell>
          <table:table-cell office:value-type="float" office:value="157.79641270691729" table:formula="of:=((1/([.C14]*2)*[.M$3])-[.L$3])/[.K$3]" table:style-name="ce20">
            <text:p>158</text:p>
          </table:table-cell>
          <table:table-cell office:value-type="float" office:value="8" table:style-name="ce13">
            <text:p>8</text:p>
          </table:table-cell>
          <table:table-cell table:style-name="ce1"/>
          <table:table-cell office:value-type="float" office:value="0" table:formula="of:=([.I$3]/[.F14])" table:style-name="ce14">
            <text:p>#DIV/0!</text:p>
          </table:table-cell>
          <table:table-cell office:value-type="percentage" office:value="0" table:formula="of:=([.G14]-[.C14])/[.C14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table-cell office:value-type="float" office:value="4" table:number-columns-spanned="1" table:number-rows-spanned="12" table:style-name="ce36">
            <text:p>4</text:p>
          </table:table-cell>
          <table:table-cell office:value-type="string" table:style-name="ce10">
            <text:p>do<text:span text:style-name="T1"><text:s/>ou<text:s/></text:span>si<text:span text:style-name="T3">♯</text:span></text:p>
          </table:table-cell>
          <table:table-cell office:value-type="float" office:value="261.63" table:style-name="ce11">
            <text:p>261,63 Hz</text:p>
          </table:table-cell>
          <table:table-cell office:value-type="float" office:value="148.85007894295819" table:formula="of:=((1/([.C15]*2)*[.M$3])-[.L$3])/[.K$3]" table:style-name="ce20">
            <text:p>149</text:p>
          </table:table-cell>
          <table:table-cell office:value-type="float" office:value="9" table:style-name="ce13">
            <text:p>9</text:p>
          </table:table-cell>
          <table:table-cell office:value-type="float" office:value="1470" table:style-name="ce1">
            <text:p>1470</text:p>
          </table:table-cell>
          <table:table-cell office:value-type="float" office:value="261.22448979591837" table:formula="of:=([.I$3]/[.F15])" table:style-name="ce14">
            <text:p>261,2244898</text:p>
          </table:table-cell>
          <table:table-cell office:value-type="percentage" office:value="-1.5499377138769343E-3" table:formula="of:=([.G15]-[.C15])/[.C15]" table:style-name="ce15">
            <text:p>-0,15%</text:p>
          </table:table-cell>
          <table:table-cell table:style-name="ce13"/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10">
            <text:p>do<text:span text:style-name="T3">♯</text:span><text:span text:style-name="T1"><text:s/>ou<text:s/></text:span>ré<text:span text:style-name="T3">♭</text:span></text:p>
          </table:table-cell>
          <table:table-cell office:value-type="float" office:value="277.18" table:style-name="ce11">
            <text:p>277,18 Hz</text:p>
          </table:table-cell>
          <table:table-cell office:value-type="float" office:value="140.41317222354812" table:formula="of:=((1/([.C16]*2)*[.M$3])-[.L$3])/[.K$3]" table:style-name="ce20">
            <text:p>140</text:p>
          </table:table-cell>
          <table:table-cell office:value-type="float" office:value="10" table:style-name="ce13">
            <text:p>10</text:p>
          </table:table-cell>
          <table:table-cell table:style-name="ce1"/>
          <table:table-cell office:value-type="float" office:value="0" table:formula="of:=([.I$3]/[.F16])" table:style-name="ce14">
            <text:p>#DIV/0!</text:p>
          </table:table-cell>
          <table:table-cell office:value-type="percentage" office:value="0" table:formula="of:=([.G16]-[.C16])/[.C16]" table:style-name="ce15">
            <text:p>#DIV/0!</text:p>
          </table:table-cell>
          <table:table-cell table:style-name="ce1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10">
            <text:p>ré</text:p>
          </table:table-cell>
          <table:table-cell office:value-type="float" office:value="293.66000000000003" table:style-name="ce11">
            <text:p>293,66 Hz</text:p>
          </table:table-cell>
          <table:table-cell office:value-type="float" office:value="132.44694282765519" table:formula="of:=((1/([.C17]*2)*[.M$3])-[.L$3])/[.K$3]" table:style-name="ce20">
            <text:p>132</text:p>
          </table:table-cell>
          <table:table-cell office:value-type="float" office:value="11" table:style-name="ce13">
            <text:p>11</text:p>
          </table:table-cell>
          <table:table-cell table:style-name="ce1"/>
          <table:table-cell office:value-type="float" office:value="0" table:formula="of:=([.I$3]/[.F17])" table:style-name="ce14">
            <text:p>#DIV/0!</text:p>
          </table:table-cell>
          <table:table-cell office:value-type="percentage" office:value="0" table:formula="of:=([.G17]-[.C17])/[.C17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ré<text:span text:style-name="T3">♯</text:span><text:span text:style-name="T1"><text:s/>ou<text:s/></text:span>mi<text:span text:style-name="T3">♭</text:span></text:p>
          </table:table-cell>
          <table:table-cell office:value-type="float" office:value="311.13" table:style-name="ce11">
            <text:p>311,13 Hz</text:p>
          </table:table-cell>
          <table:table-cell office:value-type="float" office:value="124.92364062511589" table:formula="of:=((1/([.C18]*2)*[.M$3])-[.L$3])/[.K$3]" table:style-name="ce20">
            <text:p>125</text:p>
          </table:table-cell>
          <table:table-cell office:value-type="float" office:value="12" table:style-name="ce13">
            <text:p>12</text:p>
          </table:table-cell>
          <table:table-cell table:style-name="ce1"/>
          <table:table-cell office:value-type="float" office:value="0" table:formula="of:=([.I$3]/[.F18])" table:style-name="ce14">
            <text:p>#DIV/0!</text:p>
          </table:table-cell>
          <table:table-cell office:value-type="percentage" office:value="0" table:formula="of:=([.G18]-[.C18])/[.C18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mi<text:span text:style-name="T1"><text:s/>ou<text:s/></text:span>fa<text:span text:style-name="T3">♭</text:span></text:p>
          </table:table-cell>
          <table:table-cell office:value-type="float" office:value="329.63" table:style-name="ce11">
            <text:p>329,63 Hz</text:p>
          </table:table-cell>
          <table:table-cell office:value-type="float" office:value="117.8261407312161" table:formula="of:=((1/([.C19]*2)*[.M$3])-[.L$3])/[.K$3]" table:style-name="ce20">
            <text:p>118</text:p>
          </table:table-cell>
          <table:table-cell office:value-type="float" office:value="13" table:style-name="ce13">
            <text:p>13</text:p>
          </table:table-cell>
          <table:table-cell table:style-name="ce1"/>
          <table:table-cell office:value-type="float" office:value="0" table:formula="of:=([.I$3]/[.F19])" table:style-name="ce14">
            <text:p>#DIV/0!</text:p>
          </table:table-cell>
          <table:table-cell office:value-type="percentage" office:value="0" table:formula="of:=([.G19]-[.C19])/[.C19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1"><text:s/>ou<text:s/></text:span>mi<text:span text:style-name="T3">♯</text:span></text:p>
          </table:table-cell>
          <table:table-cell office:value-type="float" office:value="349.23" table:style-name="ce11">
            <text:p>349,23 Hz</text:p>
          </table:table-cell>
          <table:table-cell office:value-type="float" office:value="111.12698486120013" table:formula="of:=((1/([.C20]*2)*[.M$3])-[.L$3])/[.K$3]" table:style-name="ce20">
            <text:p>111</text:p>
          </table:table-cell>
          <table:table-cell office:value-type="float" office:value="14" table:style-name="ce13">
            <text:p>14</text:p>
          </table:table-cell>
          <table:table-cell table:style-name="ce1"/>
          <table:table-cell office:value-type="float" office:value="0" table:formula="of:=([.I$3]/[.F20])" table:style-name="ce14">
            <text:p>#DIV/0!</text:p>
          </table:table-cell>
          <table:table-cell office:value-type="percentage" office:value="0" table:formula="of:=([.G20]-[.C20])/[.C20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3">♯</text:span><text:span text:style-name="T1"><text:s/>ou<text:s/></text:span>sol<text:span text:style-name="T3">♭</text:span></text:p>
          </table:table-cell>
          <table:table-cell office:value-type="float" office:value="369.99" table:style-name="ce11">
            <text:p>369,99 Hz</text:p>
          </table:table-cell>
          <table:table-cell office:value-type="float" office:value="104.80536896007584" table:formula="of:=((1/([.C21]*2)*[.M$3])-[.L$3])/[.K$3]" table:style-name="ce20">
            <text:p>105</text:p>
          </table:table-cell>
          <table:table-cell office:value-type="float" office:value="15" table:style-name="ce13">
            <text:p>15</text:p>
          </table:table-cell>
          <table:table-cell office:value-type="float" office:value="1040" table:style-name="ce1">
            <text:p>1040</text:p>
          </table:table-cell>
          <table:table-cell office:value-type="float" office:value="369.23076923076923" table:formula="of:=([.I$3]/[.F21])" table:style-name="ce14">
            <text:p>369,2307692</text:p>
          </table:table-cell>
          <table:table-cell office:value-type="percentage" office:value="-2.0520305122592036E-3" table:formula="of:=([.G21]-[.C21])/[.C21]" table:style-name="ce15">
            <text:p>-0,21%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sol</text:p>
          </table:table-cell>
          <table:table-cell office:value-type="float" office:value="392" table:style-name="ce11">
            <text:p>392,00 Hz</text:p>
          </table:table-cell>
          <table:table-cell office:value-type="float" office:value="98.834379905808447" table:formula="of:=((1/([.C22]*2)*[.M$3])-[.L$3])/[.K$3]" table:style-name="ce20">
            <text:p>99</text:p>
          </table:table-cell>
          <table:table-cell office:value-type="float" office:value="16" table:style-name="ce13">
            <text:p>16</text:p>
          </table:table-cell>
          <table:table-cell table:style-name="ce1"/>
          <table:table-cell office:value-type="float" office:value="0" table:formula="of:=([.I$3]/[.F22])" table:style-name="ce14">
            <text:p>#DIV/0!</text:p>
          </table:table-cell>
          <table:table-cell office:value-type="percentage" office:value="0" table:formula="of:=([.G22]-[.C22])/[.C22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sol<text:span text:style-name="T3">♯</text:span><text:span text:style-name="T1"><text:s/>ou<text:s/></text:span>la<text:span text:style-name="T3">♭</text:span></text:p>
          </table:table-cell>
          <table:table-cell office:value-type="float" office:value="415.3" table:style-name="ce11">
            <text:p>415,30 Hz</text:p>
          </table:table-cell>
          <table:table-cell office:value-type="float" office:value="93.203059882568667" table:formula="of:=((1/([.C23]*2)*[.M$3])-[.L$3])/[.K$3]" table:style-name="ce20">
            <text:p>93</text:p>
          </table:table-cell>
          <table:table-cell office:value-type="float" office:value="17" table:style-name="ce13">
            <text:p>17</text:p>
          </table:table-cell>
          <table:table-cell table:style-name="ce1"/>
          <table:table-cell office:value-type="float" office:value="0" table:formula="of:=([.I$3]/[.F23])" table:style-name="ce14">
            <text:p>#DIV/0!</text:p>
          </table:table-cell>
          <table:table-cell office:value-type="percentage" office:value="0" table:formula="of:=([.G23]-[.C23])/[.C23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21">
            <text:p>la</text:p>
          </table:table-cell>
          <table:table-cell office:value-type="float" office:value="440" table:style-name="ce22">
            <text:p>440,00 Hz</text:p>
          </table:table-cell>
          <table:table-cell office:value-type="float" office:value="87.884615384615373" table:formula="of:=((1/([.C24]*2)*[.M$3])-[.L$3])/[.K$3]" table:style-name="ce20">
            <text:p>88</text:p>
          </table:table-cell>
          <table:table-cell office:value-type="float" office:value="18" table:style-name="ce13">
            <text:p>18</text:p>
          </table:table-cell>
          <table:table-cell table:style-name="ce1"/>
          <table:table-cell office:value-type="float" office:value="0" table:formula="of:=([.I$3]/[.F24])" table:style-name="ce14">
            <text:p>#DIV/0!</text:p>
          </table:table-cell>
          <table:table-cell office:value-type="percentage" office:value="0" table:formula="of:=([.G24]-[.C24])/[.C24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la<text:span text:style-name="T3">♯</text:span><text:span text:style-name="T1"><text:s/>ou<text:s/></text:span>si<text:span text:style-name="T3">♭</text:span></text:p>
          </table:table-cell>
          <table:table-cell office:value-type="float" office:value="466.16" table:style-name="ce11">
            <text:p>466,16 Hz</text:p>
          </table:table-cell>
          <table:table-cell office:value-type="float" office:value="82.866364800464666" table:formula="of:=((1/([.C25]*2)*[.M$3])-[.L$3])/[.K$3]" table:style-name="ce20">
            <text:p>83</text:p>
          </table:table-cell>
          <table:table-cell office:value-type="float" office:value="19" table:style-name="ce13">
            <text:p>19</text:p>
          </table:table-cell>
          <table:table-cell table:style-name="ce1"/>
          <table:table-cell office:value-type="float" office:value="0" table:formula="of:=([.I$3]/[.F25])" table:style-name="ce14">
            <text:p>#DIV/0!</text:p>
          </table:table-cell>
          <table:table-cell office:value-type="percentage" office:value="0" table:formula="of:=([.G25]-[.C25])/[.C25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si<text:span text:style-name="T1"><text:s/>ou<text:s/></text:span>do<text:span text:style-name="T3">♭</text:span></text:p>
          </table:table-cell>
          <table:table-cell office:value-type="float" office:value="493.88" table:style-name="ce11">
            <text:p>493,88 Hz</text:p>
          </table:table-cell>
          <table:table-cell office:value-type="float" office:value="78.128975584227874" table:formula="of:=((1/([.C26]*2)*[.M$3])-[.L$3])/[.K$3]" table:style-name="ce20">
            <text:p>78</text:p>
          </table:table-cell>
          <table:table-cell office:value-type="float" office:value="20" table:style-name="ce13">
            <text:p>20</text:p>
          </table:table-cell>
          <table:table-cell office:value-type="float" office:value="773" table:style-name="ce1">
            <text:p>773</text:p>
          </table:table-cell>
          <table:table-cell office:value-type="float" office:value="496.76584734799485" table:formula="of:=([.I$3]/[.F26])" table:style-name="ce14">
            <text:p>496,7658473</text:p>
          </table:table-cell>
          <table:table-cell office:value-type="percentage" office:value="5.8432156556144296E-3" table:formula="of:=([.G26]-[.C26])/[.C26]" table:style-name="ce15">
            <text:p>0,58%</text:p>
          </table:table-cell>
          <table:table-cell table:style-name="ce13"/>
          <table:table-cell table:number-columns-repeated="16375"/>
        </table:table-row>
        <table:table-row table:style-name="ro2">
          <table:table-cell office:value-type="float" office:value="5" table:number-columns-spanned="1" table:number-rows-spanned="12" table:style-name="ce37">
            <text:p>5</text:p>
          </table:table-cell>
          <table:table-cell office:value-type="string" table:style-name="ce10">
            <text:p>do<text:span text:style-name="T1"><text:s/>ou<text:s/></text:span>si<text:span text:style-name="T3">♯</text:span></text:p>
          </table:table-cell>
          <table:table-cell office:value-type="float" office:value="523.26" table:formula="of:=[.C15]*2" table:style-name="ce11">
            <text:p>523,26 Hz</text:p>
          </table:table-cell>
          <table:table-cell office:value-type="float" office:value="73.655808702248322" table:formula="of:=((1/([.C27]*2)*[.M$3])-[.L$3])/[.K$3]" table:style-name="ce20">
            <text:p>74</text:p>
          </table:table-cell>
          <table:table-cell office:value-type="float" office:value="21" table:style-name="ce13">
            <text:p>21</text:p>
          </table:table-cell>
          <table:table-cell table:style-name="ce1"/>
          <table:table-cell office:value-type="float" office:value="0" table:formula="of:=([.I$3]/[.F27])" table:style-name="ce14">
            <text:p>#DIV/0!</text:p>
          </table:table-cell>
          <table:table-cell office:value-type="percentage" office:value="0" table:formula="of:=([.G27]-[.C27])/[.C27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do<text:span text:style-name="T3">♯</text:span><text:span text:style-name="T1"><text:s/>ou<text:s/></text:span>ré<text:span text:style-name="T3">♭</text:span></text:p>
          </table:table-cell>
          <table:table-cell office:value-type="float" office:value="554.36" table:formula="of:=[.C16]*2" table:style-name="ce11">
            <text:p>554,36 Hz</text:p>
          </table:table-cell>
          <table:table-cell office:value-type="float" office:value="69.437355342543299" table:formula="of:=((1/([.C28]*2)*[.M$3])-[.L$3])/[.K$3]" table:style-name="ce20">
            <text:p>69</text:p>
          </table:table-cell>
          <table:table-cell office:value-type="float" office:value="22" table:style-name="ce13">
            <text:p>22</text:p>
          </table:table-cell>
          <table:table-cell table:style-name="ce1"/>
          <table:table-cell office:value-type="float" office:value="0" table:formula="of:=([.I$3]/[.F28])" table:style-name="ce14">
            <text:p>#DIV/0!</text:p>
          </table:table-cell>
          <table:table-cell office:value-type="percentage" office:value="0" table:formula="of:=([.G28]-[.C28])/[.C28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ré</text:p>
          </table:table-cell>
          <table:table-cell office:value-type="float" office:value="587.32000000000005" table:formula="of:=[.C17]*2" table:style-name="ce11">
            <text:p>587,32 Hz</text:p>
          </table:table-cell>
          <table:table-cell office:value-type="float" office:value="65.454240644596823" table:formula="of:=((1/([.C29]*2)*[.M$3])-[.L$3])/[.K$3]" table:style-name="ce20">
            <text:p>65</text:p>
          </table:table-cell>
          <table:table-cell office:value-type="float" office:value="23" table:style-name="ce13">
            <text:p>23</text:p>
          </table:table-cell>
          <table:table-cell table:style-name="ce1"/>
          <table:table-cell office:value-type="float" office:value="0" table:formula="of:=([.I$3]/[.F29])" table:style-name="ce14">
            <text:p>#DIV/0!</text:p>
          </table:table-cell>
          <table:table-cell office:value-type="percentage" office:value="0" table:formula="of:=([.G29]-[.C29])/[.C29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ré<text:span text:style-name="T3">♯</text:span><text:span text:style-name="T1"><text:s/>ou<text:s/></text:span>mi<text:span text:style-name="T3">♭</text:span></text:p>
          </table:table-cell>
          <table:table-cell office:value-type="float" office:value="622.26" table:formula="of:=[.C18]*2" table:style-name="ce11">
            <text:p>622,26 Hz</text:p>
          </table:table-cell>
          <table:table-cell office:value-type="float" office:value="61.692589543327173" table:formula="of:=((1/([.C30]*2)*[.M$3])-[.L$3])/[.K$3]" table:style-name="ce20">
            <text:p>62</text:p>
          </table:table-cell>
          <table:table-cell office:value-type="float" office:value="24" table:style-name="ce13">
            <text:p>24</text:p>
          </table:table-cell>
          <table:table-cell table:style-name="ce1"/>
          <table:table-cell office:value-type="float" office:value="0" table:formula="of:=([.I$3]/[.F30])" table:style-name="ce14">
            <text:p>#DIV/0!</text:p>
          </table:table-cell>
          <table:table-cell office:value-type="percentage" office:value="0" table:formula="of:=([.G30]-[.C30])/[.C30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mi<text:span text:style-name="T1"><text:s/>ou<text:s/></text:span>fa<text:span text:style-name="T3">♭</text:span></text:p>
          </table:table-cell>
          <table:table-cell office:value-type="float" office:value="659.26" table:formula="of:=[.C19]*2" table:style-name="ce11">
            <text:p>659,26 Hz</text:p>
          </table:table-cell>
          <table:table-cell office:value-type="float" office:value="58.143839596377276" table:formula="of:=((1/([.C31]*2)*[.M$3])-[.L$3])/[.K$3]" table:style-name="ce20">
            <text:p>58</text:p>
          </table:table-cell>
          <table:table-cell office:value-type="float" office:value="25" table:style-name="ce13">
            <text:p>25</text:p>
          </table:table-cell>
          <table:table-cell table:style-name="ce1"/>
          <table:table-cell office:value-type="float" office:value="0" table:formula="of:=([.I$3]/[.F31])" table:style-name="ce14">
            <text:p>#DIV/0!</text:p>
          </table:table-cell>
          <table:table-cell office:value-type="percentage" office:value="0" table:formula="of:=([.G31]-[.C31])/[.C31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1"><text:s/>ou<text:s/></text:span>mi<text:span text:style-name="T3">♯</text:span></text:p>
          </table:table-cell>
          <table:table-cell office:value-type="float" office:value="698.46" table:formula="of:=[.C20]*2" table:style-name="ce11">
            <text:p>698,46 Hz</text:p>
          </table:table-cell>
          <table:table-cell office:value-type="float" office:value="54.794261661369291" table:formula="of:=((1/([.C32]*2)*[.M$3])-[.L$3])/[.K$3]" table:style-name="ce20">
            <text:p>55</text:p>
          </table:table-cell>
          <table:table-cell office:value-type="float" office:value="26" table:style-name="ce13">
            <text:p>26</text:p>
          </table:table-cell>
          <table:table-cell table:style-name="ce1"/>
          <table:table-cell office:value-type="float" office:value="0" table:formula="of:=([.I$3]/[.F32])" table:style-name="ce14">
            <text:p>#DIV/0!</text:p>
          </table:table-cell>
          <table:table-cell office:value-type="percentage" office:value="0" table:formula="of:=([.G32]-[.C32])/[.C32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3">♯</text:span><text:span text:style-name="T1"><text:s/>ou<text:s/></text:span>sol<text:span text:style-name="T3">♭</text:span></text:p>
          </table:table-cell>
          <table:table-cell office:value-type="float" office:value="739.98" table:formula="of:=[.C21]*2" table:style-name="ce11">
            <text:p>739,98 Hz</text:p>
          </table:table-cell>
          <table:table-cell office:value-type="float" office:value="51.633453710807153" table:formula="of:=((1/([.C33]*2)*[.M$3])-[.L$3])/[.K$3]" table:style-name="ce20">
            <text:p>52</text:p>
          </table:table-cell>
          <table:table-cell office:value-type="float" office:value="27" table:style-name="ce13">
            <text:p>27</text:p>
          </table:table-cell>
          <table:table-cell table:style-name="ce1"/>
          <table:table-cell office:value-type="float" office:value="0" table:formula="of:=([.I$3]/[.F33])" table:style-name="ce14">
            <text:p>#DIV/0!</text:p>
          </table:table-cell>
          <table:table-cell office:value-type="percentage" office:value="0" table:formula="of:=([.G33]-[.C33])/[.C33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sol</text:p>
          </table:table-cell>
          <table:table-cell office:value-type="float" office:value="784" table:formula="of:=[.C22]*2" table:style-name="ce11">
            <text:p>784,00 Hz</text:p>
          </table:table-cell>
          <table:table-cell office:value-type="float" office:value="48.647959183673457" table:formula="of:=((1/([.C34]*2)*[.M$3])-[.L$3])/[.K$3]" table:style-name="ce20">
            <text:p>49</text:p>
          </table:table-cell>
          <table:table-cell office:value-type="float" office:value="28" table:style-name="ce13">
            <text:p>28</text:p>
          </table:table-cell>
          <table:table-cell table:style-name="ce1"/>
          <table:table-cell office:value-type="float" office:value="0" table:formula="of:=([.I$3]/[.F34])" table:style-name="ce14">
            <text:p>#DIV/0!</text:p>
          </table:table-cell>
          <table:table-cell office:value-type="percentage" office:value="0" table:formula="of:=([.G34]-[.C34])/[.C34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sol<text:span text:style-name="T3">♯</text:span><text:span text:style-name="T1"><text:s/>ou<text:s/></text:span>la<text:span text:style-name="T3">♭</text:span></text:p>
          </table:table-cell>
          <table:table-cell office:value-type="float" office:value="830.6" table:formula="of:=[.C23]*2" table:style-name="ce11">
            <text:p>830,60 Hz</text:p>
          </table:table-cell>
          <table:table-cell office:value-type="float" office:value="45.832299172053567" table:formula="of:=((1/([.C35]*2)*[.M$3])-[.L$3])/[.K$3]" table:style-name="ce20">
            <text:p>46</text:p>
          </table:table-cell>
          <table:table-cell office:value-type="float" office:value="29" table:style-name="ce13">
            <text:p>29</text:p>
          </table:table-cell>
          <table:table-cell table:style-name="ce1"/>
          <table:table-cell office:value-type="float" office:value="0" table:formula="of:=([.I$3]/[.F35])" table:style-name="ce14">
            <text:p>#DIV/0!</text:p>
          </table:table-cell>
          <table:table-cell office:value-type="percentage" office:value="0" table:formula="of:=([.G35]-[.C35])/[.C35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la</text:p>
          </table:table-cell>
          <table:table-cell office:value-type="float" office:value="880" table:formula="of:=[.C24]*2" table:style-name="ce11">
            <text:p>880,00 Hz</text:p>
          </table:table-cell>
          <table:table-cell office:value-type="float" office:value="43.173076923076913" table:formula="of:=((1/([.C36]*2)*[.M$3])-[.L$3])/[.K$3]" table:style-name="ce20">
            <text:p>43</text:p>
          </table:table-cell>
          <table:table-cell office:value-type="float" office:value="30" table:style-name="ce13">
            <text:p>30</text:p>
          </table:table-cell>
          <table:table-cell table:style-name="ce1"/>
          <table:table-cell office:value-type="float" office:value="0" table:formula="of:=([.I$3]/[.F36])" table:style-name="ce14">
            <text:p>#DIV/0!</text:p>
          </table:table-cell>
          <table:table-cell office:value-type="percentage" office:value="0" table:formula="of:=([.G36]-[.C36])/[.C36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la<text:span text:style-name="T3">♯</text:span><text:span text:style-name="T1"><text:s/>ou<text:s/></text:span>si<text:span text:style-name="T3">♭</text:span></text:p>
          </table:table-cell>
          <table:table-cell office:value-type="float" office:value="932.32" table:formula="of:=[.C25]*2" table:style-name="ce11">
            <text:p>932,32 Hz</text:p>
          </table:table-cell>
          <table:table-cell office:value-type="float" office:value="40.663951631001559" table:formula="of:=((1/([.C37]*2)*[.M$3])-[.L$3])/[.K$3]" table:style-name="ce20">
            <text:p>41</text:p>
          </table:table-cell>
          <table:table-cell office:value-type="float" office:value="31" table:style-name="ce13">
            <text:p>31</text:p>
          </table:table-cell>
          <table:table-cell table:style-name="ce1"/>
          <table:table-cell office:value-type="float" office:value="0" table:formula="of:=([.I$3]/[.F37])" table:style-name="ce14">
            <text:p>#DIV/0!</text:p>
          </table:table-cell>
          <table:table-cell office:value-type="percentage" office:value="0" table:formula="of:=([.G37]-[.C37])/[.C37]" table:style-name="ce15">
            <text:p>#DIV/0!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23">
            <text:p>si<text:span text:style-name="T1"><text:s/>ou<text:s/></text:span>do<text:span text:style-name="T3">♭</text:span></text:p>
          </table:table-cell>
          <table:table-cell office:value-type="float" office:value="987.76" table:formula="of:=[.C26]*2" table:style-name="ce24">
            <text:p>987,76 Hz</text:p>
          </table:table-cell>
          <table:table-cell office:value-type="float" office:value="38.29525702288317" table:formula="of:=((1/([.C38]*2)*[.M$3])-[.L$3])/[.K$3]" table:style-name="ce25">
            <text:p>38</text:p>
          </table:table-cell>
          <table:table-cell office:value-type="float" office:value="32" table:style-name="ce26">
            <text:p>32</text:p>
          </table:table-cell>
          <table:table-cell office:value-type="float" office:value="378" table:style-name="ce27">
            <text:p>378</text:p>
          </table:table-cell>
          <table:table-cell office:value-type="float" office:value="1015.8730158730159" table:formula="of:=([.I$3]/[.F38])" table:style-name="ce28">
            <text:p>1015,873016</text:p>
          </table:table-cell>
          <table:table-cell office:value-type="percentage" office:value="2.8461383203425842E-2" table:formula="of:=([.G38]-[.C38])/[.C38]" table:style-name="ce29">
            <text:p>2,85%</text:p>
          </table:table-cell>
          <table:table-cell table:style-name="ce26"/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0" number:min-integer-digits="1">
        <number:embedded-text number:position="0"> cycles</number:embedded-text>
      </number:number>
    </number:number-style>
    <number:number-style style:name="N37">
      <number:number number:decimal-places="0" number:min-integer-digits="1">
        <number:embedded-text number:position="0"> Hz</number:embedded-text>
      </number:number>
    </number:number-style>
    <number:number-style style:name="N38">
      <number:number number:decimal-places="2" number:min-integer-digits="1"/>
      <number:text> Hz</number:text>
    </number:number-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</meta:initial-creator>
    <dc:creator>Chris</dc:creator>
    <meta:creation-date>2016-12-26T22:56:54Z</meta:creation-date>
    <dc:date>2017-01-17T00:02:02Z</dc:date>
  </office:meta>
</office:document-meta>
</file>